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.655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3" style:family="graphic" style:parent-style-name="objectwithoutfill">
      <style:graphic-properties draw:stroke="dash"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5.85cm"/>
      <style:paragraph-properties style:writing-mode="lr-tb"/>
    </style:style>
    <style:style style:name="gr6" style:family="graphic" style:parent-style-name="objectwithoutfill">
      <style:graphic-properties draw:stroke="dash" draw:marker-end="Arrowheads_20_2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3cm" fo:min-width="5.85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905cm" svg:x="1.317cm" svg:y="1.317cm">
          <text:p text:style-name="P1">ssh wiktor@...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1.317cm" svg:y="7.032cm">
          <text:p text:style-name="P1">ssh-agent-pk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54cm" svg:y1="3.222cm" svg:x2="3.54cm" svg:y2="7.032cm">
          <text:p text:style-name="P1"/>
          <text:p text:style-name="P1"/>
        </draw:line>
        <draw:frame draw:style-name="gr4" draw:text-style-name="P4" draw:layer="layout" svg:width="6.668cm" svg:height="1.673cm" svg:x="3.857cm" svg:y="4.492cm">
          <draw:text-box>
            <text:p>$SSH_AUTH_SOCK</text:p>
          </draw:text-box>
        </draw:frame>
        <draw:custom-shape draw:style-name="gr5" draw:text-style-name="P1" xml:id="id2" draw:id="id2" draw:layer="layout" svg:width="6.35cm" svg:height="1.905cm" svg:x="12.747cm" svg:y="7.032cm">
          <text:p text:style-name="P1">pks-openpgp-card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6.397cm" svg:y1="7.984cm" svg:x2="12.747cm" svg:y2="7.984cm" draw:start-shape="id1" draw:start-glue-point="1" draw:end-shape="id2" draw:end-glue-point="3" svg:d="M6397 7984h6350" svg:viewBox="0 0 6351 1">
          <text:p text:style-name="P5"><text:span text:style-name="T1">$SQ_PKS_SOCK</text:span></text:p>
          <text:p text:style-name="P5"><text:span text:style-name="T1"/></text:p>
        </draw:connector>
        <draw:custom-shape draw:style-name="gr7" draw:text-style-name="P1" xml:id="id3" draw:id="id3" draw:layer="layout" svg:width="6.35cm" svg:height="2.223cm" svg:x="12.747cm" svg:y="1.317cm">
          <text:p text:style-name="P1">openpgp-card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5.922cm" svg:y1="7.032cm" svg:x2="15.922cm" svg:y2="3.54cm" draw:start-shape="id2" draw:start-glue-point="0" draw:end-shape="id3" draw:end-glue-point="2" svg:d="M15922 7032v-3492" svg:viewBox="0 0 1 34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6T13:54:33.333363539</meta:creation-date>
    <dc:date>2022-01-26T14:01:59.225755357</dc:date>
    <meta:editing-duration>PT7M24S</meta:editing-duration>
    <meta:editing-cycles>4</meta:editing-cycles>
    <meta:generator>LibreOffice/7.2.5.2.0$Linux_X86_64 LibreOffice_project/20$Build-2</meta:generator>
    <meta:document-statistic meta:object-count="8"/>
  </office:meta>
</office:document-meta>
</file>